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73ed" officeooo:paragraph-rsid="001e73ed"/>
    </style:style>
    <style:style style:name="P2" style:family="paragraph" style:parent-style-name="Standard">
      <style:text-properties fo:font-size="14pt" fo:font-weight="bold" officeooo:rsid="001e73ed" officeooo:paragraph-rsid="001e73e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eb28a" officeooo:paragraph-rsid="001eb28a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e73ed"/>
    </style:style>
    <style:style style:name="P5" style:family="paragraph" style:parent-style-name="Standard">
      <style:text-properties officeooo:rsid="001eb28a" officeooo:paragraph-rsid="001eb28a"/>
    </style:style>
    <style:style style:name="P6" style:family="paragraph" style:parent-style-name="Standard">
      <style:text-properties officeooo:paragraph-rsid="001eb28a"/>
    </style:style>
    <style:style style:name="T1" style:family="text">
      <style:text-properties officeooo:rsid="001e73e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1e73ed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e73ed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eb28a" style:font-size-asian="12pt" style:font-weight-asian="normal" style:font-size-complex="12pt" style:font-weight-complex="normal"/>
    </style:style>
    <style:style style:name="T8" style:family="text">
      <style:text-properties fo:font-size="14pt" fo:font-weight="bold" officeooo:rsid="001e73e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What is Your understanding of Blockchain ?</text:p>
      <text:p text:style-name="P1"/>
      <text:p text:style-name="P4"><text:span text:style-name="T4">-&gt;</text:span><text:span text:style-name="T1"> i) </text:span><text:span text:style-name="T2">Blockchain</text:span> can be described as a data structure that holds transactional records and while ensuring security, transparency, and decentralization.</text:p>
      <text:p text:style-name="P1">ii)<text:span text:style-name="T3"> Blockchain</text:span> is mix of technology – Distributed Database &amp; Cryptography where information is:</text:p>
      <text:p text:style-name="P1">- Verifiable</text:p>
      <text:p text:style-name="P1">- Unchangeable</text:p>
      <text:p text:style-name="P1">- Tamper – proof</text:p>
      <text:p text:style-name="P1">- Immutable</text:p>
      <text:p text:style-name="P1"/>
      <text:p text:style-name="P2">2) What is the core problem blockchain trying to solve ?</text:p>
      <text:p text:style-name="P2"/>
      <text:p text:style-name="P4"><text:span text:style-name="T8">-&gt; </text:span><text:span text:style-name="T6">i) Blockchain trying to solve problem of Data Transparency , Authenticity , Security and need of powerful third party of trust. </text:span></text:p>
      <text:p text:style-name="P4"><text:span text:style-name="T6">ii) I</text:span><text:span text:style-name="T5">n creating a blockchain, organizations need to define the specific problem they are trying to solve. </text:span></text:p>
      <text:p text:style-name="P4"><text:span text:style-name="T6">iii) </text:span><text:span text:style-name="T5">Then they must determine which transactions or interactions the blockchain should capture and who should have access to which portions.</text:span></text:p>
      <text:p text:style-name="P4"><text:span text:style-name="T6">iv) </text:span><text:span text:style-name="T5">Blockchains can be scaled and used to interact with any number of different stakeholders, whether customers, employees, suppliers, or other companies. Verification is a key benefit.</text:span></text:p>
      <text:p text:style-name="P4"><text:span text:style-name="T5"/></text:p>
      <text:p text:style-name="P2">3) What are the few features which blockchain will give you ?</text:p>
      <text:p text:style-name="P2"/>
      <text:p text:style-name="P4"><text:span text:style-name="T6">-&gt; </text:span><text:span text:style-name="T7">i) We have a public distributed ledger, which works using a hashing encryption.</text:span></text:p>
      <text:p text:style-name="P6"><text:span text:style-name="T7">ii) </text:span><text:span text:style-name="T5">Every block has a hash value, which is the digital signature of the block.</text:span></text:p>
      <text:p text:style-name="P6"><text:span text:style-name="T7">iii) </text:span><text:span text:style-name="T5">All the transactions are approved and verified on the Blockchain network using a proof-of-work consensus algorithm.</text:span></text:p>
      <text:p text:style-name="P6"><text:span text:style-name="T7">iv) </text:span><text:span text:style-name="T5">The Blockchain network utilizes the resources of the miners, who are there to validate the transactions for rewards.</text:span></text:p>
      <text:p text:style-name="P6"><text:span text:style-name="T7"/></text:p>
      <text:p text:style-name="P3">4) What all things does a Block Contain ?</text:p>
      <text:p text:style-name="P5"><text:span text:style-name="T5"/></text:p>
      <text:p text:style-name="P5"><text:span text:style-name="T5">-&gt; i) Firstly a block contain block number</text:span></text:p>
      <text:p text:style-name="P5"><text:span text:style-name="T5">ii) Then it also hold transaction record.</text:span></text:p>
      <text:p text:style-name="P5"><text:span text:style-name="T5">Iii) Also it have previous block signature.</text:span></text:p>
      <text:p text:style-name="P5"><text:span text:style-name="T5"/></text:p>
      <text:p text:style-name="P3">5) How is the verifiability of blockchain is been attained ?</text:p>
      <text:p text:style-name="P5"><text:span text:style-name="T5"/></text:p>
      <text:p text:style-name="P5"><text:span text:style-name="T5">-&gt; i) <text:s/>As we know their are number of block connected to each other in blockchain.</text:span></text:p>
      <text:p text:style-name="P5"><text:span text:style-name="T5">ii) And also information which is store inside also connected.</text:span></text:p>
      <text:p text:style-name="P5"><text:span text:style-name="T5">Iii) So that if the information change in between any block then that information need to veriable.</text:span></text:p>
      <text:p text:style-name="P5"><text:span text:style-name="T5">iv) So how the verifiability works.</text:span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09:56:32.357759439</meta:creation-date>
    <dc:date>2020-07-19T10:20:49.858317620</dc:date>
    <meta:editing-duration>PT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317" meta:character-count="1928" meta:non-whitespace-character-count="1632"/>
  </office:meta>
</office:document-meta>
</file>